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variant="small-caps" officeooo:rsid="000f0ce1" officeooo:paragraph-rsid="0011342f" style:font-size-asian="10.5pt"/>
    </style:style>
    <style:style style:name="P2" style:family="paragraph" style:parent-style-name="Standard">
      <style:text-properties officeooo:rsid="0011342f" officeooo:paragraph-rsid="0011342f"/>
    </style:style>
    <style:style style:name="P3" style:family="paragraph" style:parent-style-name="Standard">
      <style:paragraph-properties fo:text-align="start" style:justify-single-word="false"/>
      <style:text-properties officeooo:rsid="0011342f" officeooo:paragraph-rsid="0011342f"/>
    </style:style>
    <style:style style:name="P4" style:family="paragraph" style:parent-style-name="Standard">
      <style:paragraph-properties fo:text-align="start" style:justify-single-word="false"/>
      <style:text-properties officeooo:rsid="001273b0" officeooo:paragraph-rsid="001273b0"/>
    </style:style>
    <style:style style:name="P5" style:family="paragraph" style:parent-style-name="Standard">
      <style:paragraph-properties fo:text-align="start" style:justify-single-word="false"/>
      <style:text-properties officeooo:rsid="0013e7ff" officeooo:paragraph-rsid="0013e7ff"/>
    </style:style>
    <style:style style:name="P6" style:family="paragraph" style:parent-style-name="Standard">
      <style:paragraph-properties fo:text-align="start" style:justify-single-word="false"/>
      <style:text-properties officeooo:rsid="001584c8" officeooo:paragraph-rsid="001584c8"/>
    </style:style>
    <style:style style:name="P7" style:family="paragraph" style:parent-style-name="Standard">
      <style:paragraph-properties fo:text-align="start" style:justify-single-word="false"/>
      <style:text-properties officeooo:rsid="00177d0b" officeooo:paragraph-rsid="00177d0b"/>
    </style:style>
    <style:style style:name="P8" style:family="paragraph" style:parent-style-name="Standard">
      <style:paragraph-properties fo:text-align="start" style:justify-single-word="false"/>
      <style:text-properties officeooo:rsid="00178cff" officeooo:paragraph-rsid="00178cff"/>
    </style:style>
    <style:style style:name="P9" style:family="paragraph" style:parent-style-name="Standard">
      <style:paragraph-properties fo:text-align="end" style:justify-single-word="false" fo:break-before="page"/>
      <style:text-properties officeooo:rsid="0011342f" officeooo:paragraph-rsid="0011342f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1273b0" officeooo:paragraph-rsid="001273b0"/>
    </style:style>
    <style:style style:name="P11" style:family="paragraph" style:parent-style-name="Standard">
      <style:paragraph-properties fo:text-align="end" style:justify-single-word="false" fo:break-before="page"/>
      <style:text-properties officeooo:rsid="001273b0" officeooo:paragraph-rsid="001273b0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13e7ff" officeooo:paragraph-rsid="0013e7ff"/>
    </style:style>
    <style:style style:name="P13" style:family="paragraph" style:parent-style-name="Standard">
      <style:paragraph-properties fo:text-align="start" style:justify-single-word="false" fo:break-before="page"/>
      <style:text-properties officeooo:rsid="00177d0b" officeooo:paragraph-rsid="00177d0b"/>
    </style:style>
    <style:style style:name="P14" style:family="paragraph" style:parent-style-name="Standard">
      <style:paragraph-properties fo:text-align="end" style:justify-single-word="false" fo:break-before="page"/>
      <style:text-properties officeooo:rsid="00177d0b" officeooo:paragraph-rsid="00177d0b"/>
    </style:style>
    <style:style style:name="T1" style:family="text">
      <style:text-properties fo:text-transform="lowercase"/>
    </style:style>
    <style:style style:name="T2" style:family="text">
      <style:text-properties fo:text-transform="lowercase" officeooo:rsid="001c3060"/>
    </style:style>
    <style:style style:name="T3" style:family="text">
      <style:text-properties fo:text-transform="lowercase" officeooo:rsid="0011342f"/>
    </style:style>
    <style:style style:name="T4" style:family="text">
      <style:text-properties officeooo:rsid="000db761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line-through-style="solid" style:text-line-through-type="single" style:text-position="0% 100%"/>
    </style:style>
    <style:style style:name="T8" style:family="text">
      <style:text-properties style:text-line-through-style="none" style:text-line-through-type="none" style:text-position="0% 100%"/>
    </style:style>
    <style:style style:name="T9" style:family="text">
      <style:text-properties style:text-line-through-style="none" style:text-line-through-type="none" style:text-position="0% 100%" officeooo:rsid="001584c8"/>
    </style:style>
    <style:style style:name="T10" style:family="text">
      <style:text-properties style:text-line-through-style="none" style:text-line-through-type="none" style:text-position="0% 100%" officeooo:rsid="00177d0b"/>
    </style:style>
    <style:style style:name="T11" style:family="text">
      <style:text-properties style:text-line-through-style="none" style:text-line-through-type="none" style:text-position="0% 100%" officeooo:rsid="00178cff"/>
    </style:style>
    <style:style style:name="T12" style:family="text">
      <style:text-properties style:text-line-through-style="none" style:text-line-through-type="none" style:text-position="super 58%"/>
    </style:style>
    <style:style style:name="T13" style:family="text">
      <style:text-properties style:text-line-through-style="none" style:text-line-through-type="none" style:text-position="super 58%" officeooo:rsid="001584c8"/>
    </style:style>
    <style:style style:name="T14" style:family="text">
      <style:text-properties style:text-line-through-style="none" style:text-line-through-type="none" style:text-position="super 58%" officeooo:rsid="00177d0b"/>
    </style:style>
    <style:style style:name="T15" style:family="text">
      <style:text-properties style:text-line-through-style="none" style:text-line-through-type="none" style:text-position="super 58%" officeooo:rsid="00178c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<text:span text:style-name="T5">er</text:span><text:span text:style-name="T6">.<text:line-break/><text:line-break/>Toutes les tables ont cessé au château de<text:line-break/>Lunèville.</text:span></text:p>
      <text:p text:style-name="P2"><text:span text:style-name="T6">m</text:span><text:span text:style-name="T5">e</text:span><text:span text:style-name="T6">. Prevost part de Nancy, avec sa fille.</text:span></text:p>
      <text:p text:style-name="P2"><text:span text:style-name="T6"/></text:p>
      <text:p text:style-name="P2"><text:span text:style-name="T6">2<text:line-break/><text:line-break/>Je vais à Lunèville. M. le Chancelier<text:line-break/>a proposé une pension de 2000</text:span><text:span text:style-name="T5">#</text:span><text:span text:style-name="T6">. pour<text:line-break/>moi, et autant pour chacun de mes frères.</text:span></text:p>
      <text:p text:style-name="P2"><text:span text:style-name="T6">J'ai signé la levée des scellés de la chancellerie.</text:span></text:p>
      <text:p text:style-name="P2"><text:span text:style-name="T6"/></text:p>
      <text:p text:style-name="P2"><text:span text:style-name="T6">3<text:line-break/><text:line-break/>Je reviens à Nancy, où M. l'Intendant<text:line-break/>etoit arrivé de Neuviller.</text:span></text:p>
      <text:p text:style-name="P2"><text:span text:style-name="T6"/></text:p>
      <text:p text:style-name="P2"><text:span text:style-name="T6">4<text:line-break/><text:line-break/>M. le Comte de Stainville et M. l'Intendant<text:line-break/>visite l'hotel sur la carriere, et conviennent<text:line-break/>de leurs arrangemens pour l'echange<text:line-break/>réciproque de logement.</text:span></text:p>
      <text:p text:style-name="P2"><text:span text:style-name="T6"/></text:p>
      <text:p text:style-name="P2"><text:span text:style-name="T6">5<text:line-break/><text:line-break/>M. l'Intendant retroune à Lunèville, où<text:line-break/>on prépare le départ des des papiers.</text:span></text:p>
      <text:p text:style-name="P2"><text:span text:style-name="T6">M. de Stainville envoye un détachem</text:span><text:span text:style-name="T5">t</text:span><text:span text:style-name="T6">. Du reg</text:span><text:span text:style-name="T5">t</text:span><text:span text:style-name="T6">. du R. à L</text:span><text:span text:style-name="T5">lle</text:span><text:span text:style-name="T6">.</text:span></text:p>
      <text:p text:style-name="P2"><text:span text:style-name="T6"/></text:p>
      <text:p text:style-name="P2"><text:span text:style-name="T6">6<text:line-break/><text:line-break/>Je fais publier à Nancy l'arrêt du<text:line-break/>10 mars concernant la liquidation<text:line-break/>des dettes d’État de Lorraine. Et celui du<text:line-break/>21 qui renvoye aux conseils de france,<text:line-break/>les matieres et affaires qui se jugeoient<text:line-break/>aux Conseils de Lorraine.</text:span></text:p>
      <text:p text:style-name="P2"><text:span text:style-name="T6">Le reg</text:span><text:span text:style-name="T5">t</text:span><text:span text:style-name="T6">. de fiffer Suisse passe à Nancy.</text:span></text:p>
      <text:p text:style-name="P2"><text:span text:style-name="T6">La mere de M. de S. Lambert est morte<text:line-break/></text:span></text:p>
      <text:p text:style-name="P9"><text:span text:style-name="T6">129</text:span></text:p>
      <text:p text:style-name="P3"><text:span text:style-name="T6">ces jours-ci, sur la Paroisse N. D.,</text:span></text:p>
      <text:p text:style-name="P3"><text:span text:style-name="T6">M. le Comte de stainville est parti à<text:line-break/>minuit pour Paris.</text:span></text:p>
      <text:p text:style-name="P3"><text:span text:style-name="T6"/></text:p>
      <text:p text:style-name="P3"><text:span text:style-name="T6">7<text:line-break/><text:line-break/>On m'ecrit de Paris le 3 : M. le M</text:span><text:span text:style-name="T5">is</text:span><text:span text:style-name="T6">. de <text:line-break/>Castries, beau frere de M. le Duc de fleury,<text:line-break/>vient d'avoir la lieutenance generale du<text:line-break/>Barrois.</text:span></text:p>
      <text:p text:style-name="P4"><text:span text:style-name="T6">M. Sallet sub</text:span><text:span text:style-name="T5">é</text:span><text:span text:style-name="T6">. À Neufchateau est mort ces jours d</text:span><text:span text:style-name="T5">rs</text:span><text:span text:style-name="T6">.</text:span></text:p>
      <text:p text:style-name="P4"><text:span text:style-name="T6"/></text:p>
      <text:p text:style-name="P4"><text:span text:style-name="T6">8<text:line-break/><text:line-break/>M. l'Intendant est revenu hier de Lunéville, avec<text:line-break/>mon frere le Comm</text:span><text:span text:style-name="T5">re</text:span><text:span text:style-name="T6">. On a hier commencé<text:line-break/>le transport de ses meubles de l'hotel du gouvernem</text:span><text:span text:style-name="T5">t</text:span><text:span text:style-name="T6">.<text:line-break/>Qui sera sur la carriere, à l'Intend</text:span><text:span text:style-name="T5">ce</text:span><text:span text:style-name="T6">. qui sera<text:line-break/>près de l'hotel de ville, place roïale.</text:span></text:p>
      <text:p text:style-name="P4"><text:span text:style-name="T6"/></text:p>
      <text:p text:style-name="P4"><text:span text:style-name="T6">9<text:line-break/><text:line-break/>J'ai aujourd'hui à 4 h. du matin fait<text:line-break/>publier l'ord</text:span><text:span text:style-name="T5">ce</text:span><text:span text:style-name="T6">. du Roy du 27 9</text:span><text:span text:style-name="T5">bre</text:span><text:span text:style-name="T6">. 1765<text:line-break/>et l'extait qui en a été fait pour la Lorraine.</text:span></text:p>
      <text:p text:style-name="P4"><text:span text:style-name="T6">Après midi assemblée particuliere de l'academie<text:line-break/>où etoient M</text:span><text:span text:style-name="T5">rs</text:span><text:span text:style-name="T6">. Du Rouvrois, de Sivry, de <text:line-break/>Solignac, Thibault, de Tervenus, abbé<text:line-break/>Gautier, André, P. Husson, Durival l</text:span><text:span text:style-name="T5">é</text:span><text:span text:style-name="T6">.<text:line-break/>On y a lû quelques lettres sur la mort<text:line-break/>déplorable du Roy de P. ecrites de la part<text:line-break/>de plus</text:span><text:span text:style-name="T5">rs</text:span><text:span text:style-name="T6">. Academies. Un jardinier a presenté<text:line-break/>un modèle de petite maison à mettre en sureté<text:line-break/>contre les entreprise des voleurs, et dont la<text:line-break/></text:span></text:p>
      <text:p text:style-name="P10"><text:span text:style-name="T6">porte se ferme au moïen d'une serure à <text:line-break/>secret, tellement que quand on l'a fermé avec<text:line-break/></text:span><text:span text:style-name="T7">cette</text:span><text:span text:style-name="T8"> la clé, on ne peut sans le secret la<text:line-break/>rouvrir avec la meme clé.</text:span></text:p>
      <text:p text:style-name="P4"><text:span text:style-name="T8">Délibéré que l'assemblée publique de la<text:line-break/>S. Stanislas qui auroit dû se faire le<text:line-break/>8 mai prochain, jour de l'ascenssion, sera<text:line-break/>remise au Dimanche suivant</text:span></text:p>
      <text:p text:style-name="P4"><text:span text:style-name="T8"/></text:p>
      <text:p text:style-name="P4"><text:span text:style-name="T8">13<text:line-break/><text:line-break/>M. l'Intendant arrivé hier de Neuviller<text:line-break/>est parti ce matin pour Lunèville.</text:span></text:p>
      <text:p text:style-name="P4"><text:span text:style-name="T8">Colin a gravé des sceaux pour la Cour s</text:span><text:span text:style-name="T12">nr</text:span><text:span text:style-name="T8">.<text:line-break/>Et les deux chambres des C. mais on<text:line-break/>ne les remet pas encore, parceq</text:span><text:span text:style-name="T12">l</text:span><text:span text:style-name="T8">. y a<text:line-break/>dispute entre le Vice-chancelier, le<text:line-break/>Duc de Choiseul et le Contr. g</text:span><text:span text:style-name="T12">l</text:span><text:span text:style-name="T8">. à qui<text:line-break/>les sera remettre aux Cours.</text:span></text:p>
      <text:p text:style-name="P4"><text:span text:style-name="T8">On a ordonné aujourdhui dans les<text:line-break/>Eglises des prieres pour la Reine,<text:line-break/>et j'ai fait cesser le spectacle.</text:span></text:p>
      <text:p text:style-name="P4"><text:span text:style-name="T8">M. Viot fait hier son opération de<text:line-break/>milice pour Lunèville, et y tira 25<text:line-break/>miliciens.</text:span></text:p>
      <text:p text:style-name="P4"><text:span text:style-name="T8"/></text:p>
      <text:p text:style-name="P4"><text:span text:style-name="T8">15<text:line-break/><text:line-break/>M. l'Intendant revient de Lunèville, d'où<text:line-break/>les papiers de la Chancellerie et des Greffes<text:line-break/>sont prets à partir ; ce qui ne sera décidé<text:line-break/>qu'à son arrivé à Paris. </text:span></text:p>
      <text:p text:style-name="P4"><text:span text:style-name="T8"/></text:p>
      <text:p text:style-name="P11"><text:span text:style-name="T8">130</text:span></text:p>
      <text:p text:style-name="P4"><text:span text:style-name="T8">16<text:line-break/><text:line-break/>Les nouvelles lettre de M. le Duc de fleury,<text:line-break/>du 1</text:span><text:span text:style-name="T12">er</text:span><text:span text:style-name="T8">. mars 1766, en qualité de Bailli de<text:line-break/>Nancy, enregistrées en la Cour s</text:span><text:span text:style-name="T12">ne</text:span><text:span text:style-name="T8">. et au<text:line-break/>Baillage, ont été aussi regîtrées en l'hotel<text:line-break/>de ville.</text:span></text:p>
      <text:p text:style-name="P5"><text:span text:style-name="T8">Ce matin la Cour S</text:span><text:span text:style-name="T12">ne</text:span><text:span text:style-name="T8">. a été assemblée sur<text:line-break/>l'affaire des Jesuites. Arrêt qui donne main-<text:line-break/>levée des saisies : signifiée aux Dépositaires<text:line-break/>et gardes de la Conetablie, ils ont refusé de<text:line-break/>se retirer des maisons où on avoit saisi.</text:span></text:p>
      <text:p text:style-name="P5"><text:span text:style-name="T8">Surquoi ordre a l'huissier de les y obliger,<text:line-break/>et de se faire accompagner par la m</text:span><text:span text:style-name="T12">ée</text:span><text:span text:style-name="T8">.<text:line-break/>Ils se sont laissés conduire en prison.</text:span></text:p>
      <text:p text:style-name="P5"><text:span text:style-name="T8"/></text:p>
      <text:p text:style-name="P5"><text:span text:style-name="T8">18<text:line-break/><text:line-break/>M. l'Intendant est allé ce matin à Neuviller<text:line-break/>et reviendra ce soir.</text:span></text:p>
      <text:p text:style-name="P5"><text:span text:style-name="T8">M. de Silly, major de la place, s'est battu<text:line-break/>cet après midi contre M. de Lescoure, Cap</text:span><text:span text:style-name="T12">e</text:span><text:span text:style-name="T8">.<text:line-break/></text:span><text:span text:style-name="T7">officier</text:span><text:span text:style-name="T8"> au reg</text:span><text:span text:style-name="T12">t</text:span><text:span text:style-name="T8">. du Roy, et a reçu un coup<text:line-break/>d'épée.</text:span></text:p>
      <text:p text:style-name="P5"><text:span text:style-name="T8">M. le Controlleur general avoit ecrit le 10<text:line-break/>à M. De la Gal. Ancien chancelier de Lorr</text:span><text:span text:style-name="T12">e</text:span><text:span text:style-name="T8">.<text:line-break/>touchant les pensions accordées aux commis<text:line-break/>de la Chancellerie du Roy de Pol. et aux Greffiers<text:line-break/>des Conseils, et . De la Gal. y avoit repondu<text:line-break/>le 14. Le 17 il a ecrit de sa main à<text:line-break/>M. de Beaumont Intendant des finances, en</text:span></text:p>
      <text:p text:style-name="P12"><text:span text:style-name="T8">faveur de mes freres et de moi, pour<text:line-break/>augmenter nos pensions.</text:span></text:p>
      <text:p text:style-name="P5"><text:span text:style-name="T8"/></text:p>
      <text:p text:style-name="P5"><text:span text:style-name="T8">19<text:line-break/><text:line-break/>Mes freres arrivent de Lunèville. Je done<text:line-break/>l'ordre pour le tirage des 35 miliciens de<text:line-break/>la ville de Nancy.</text:span></text:p>
      <text:p text:style-name="P5"><text:span text:style-name="T8"/></text:p>
      <text:p text:style-name="P5"><text:span text:style-name="T8">20<text:line-break/><text:line-break/>M. l'Intendant part pour Paris, avec<text:line-break/>mon frere le plus jeune, à 4 h. du mat.</text:span></text:p>
      <text:p text:style-name="P5"><text:span text:style-name="T8"/></text:p>
      <text:p text:style-name="P5"><text:span text:style-name="T8">21<text:line-break/><text:line-break/></text:span><text:span text:style-name="T9">L'assemblée pour la milice de Nancy, commence<text:line-break/>à 6 h. du matin. Il s'est presenté près de<text:line-break/>800 garçons, mais par le grand nombre<text:line-break/>d'étrangers et de ceux qui n'avoient pas ou<text:line-break/>l'âge ou la taille &amp;</text:span><text:span text:style-name="T13">a</text:span><text:span text:style-name="T9">. le nombre des miliciables<text:line-break/>a été réduit à environ 250. Il y a eu<text:line-break/>beaucoup de tumulte, en sorte que l'examen<text:line-break/>n'a pu etre fait qu'à 8 h. du soir, et que<text:line-break/>j'ai été obligé de remettre le sort au lendemain.</text:span></text:p>
      <text:p text:style-name="P5"><text:span text:style-name="T9"/></text:p>
      <text:p text:style-name="P6"><text:span text:style-name="T8">22<text:line-break/><text:line-break/>J'ai fait publier une ord</text:span><text:span text:style-name="T12">ce</text:span><text:span text:style-name="T8">. à 6 h. du matin<text:line-break/>pour le rassemblement de ceux qui avoient<text:line-break/>été séparés pour le sort. M. le M</text:span><text:span text:style-name="T12">is</text:span><text:span text:style-name="T8">. De Choiseul<text:line-break/>m'a accordé une forte garde. L'assemblée<text:line-break/>avoit commencé à </text:span><text:span text:style-name="T10">8 h. du mat. mais les<text:line-break/>garçons refusoient d'entrer dans la salle<text:line-break/>du concert, demandant que les fils de m</text:span><text:span text:style-name="T14">ds</text:span><text:span text:style-name="T10">.<text:line-break/>Et autres qui avoient été exemptés soient<text:line-break/>soumis au sort. Je l'ai refusé. Les Garçons<text:line-break/>se sont mutinés. Un soldat aiant bourré</text:span></text:p>
      <text:p text:style-name="P14"><text:span text:style-name="T8">134</text:span></text:p>
      <text:p text:style-name="P7"><text:span text:style-name="T8">l'un d'eux, tous se sont avancés pour le soutenir.<text:line-break/>Il protestoient de ne pas trer au sort si la<text:line-break/>garde ne se retiroit. Je l'ai encore refusé.<text:line-break/>Vers dix heures la sédition a augmenté, et <text:line-break/>il y avoit à craindre ; mais par le fermeté<text:line-break/>et la sagesse du sergent de garde, tout est<text:line-break/>devenu plus calme. Sur tout après que<text:line-break/>j'ai eu déclaré aux garçons que j'allois<text:line-break/>déclarer miliciens environ une trentaine<text:line-break/>qui etoient entrés ; et eux tous miliciens<text:line-break/>de droit pour servir sur tout à la décharge<text:line-break/>des premiers. J'ai pris la résolution de<text:line-break/>tirer par paroisses, à commencé par<text:line-break/>celle de N. D. alors les mutins à la vuë<text:line-break/>de ceux que le sort avoit affranchis ont<text:line-break/>demandés d'etre admis à tirer, et l'opération<text:line-break/>s'est faite assès tranquilement. J'ai tiré<text:line-break/>36 miliciens sur 227 miliciables.<text:line-break/>Des domestiques de directeurs des dermes<text:line-break/>&amp;</text:span><text:span text:style-name="T12">a</text:span><text:span text:style-name="T8">. ont été soumis au sort. J'ai été<text:line-break/>obligé de faire tirer des soldats congédiés<text:line-break/>de 16 ans de service, mais le sort leur<text:line-break/>a été favorable.</text:span></text:p>
      <text:p text:style-name="P7"><text:span text:style-name="T8"/></text:p>
      <text:p text:style-name="P7"><text:span text:style-name="T8">23<text:line-break/><text:line-break/>Mort de M</text:span><text:span text:style-name="T12">e</text:span><text:span text:style-name="T8">. Malcuit, v</text:span><text:span text:style-name="T12">e</text:span><text:span text:style-name="T8">. Du maitre des Comptes.</text:span></text:p>
      <text:p text:style-name="P7"><text:span text:style-name="T8"/></text:p>
      <text:p text:style-name="P7"><text:span text:style-name="T8">26<text:line-break/><text:line-break/>Mon jeune frere a donné de ses nouvelles<text:line-break/>de Paris le 22 il est ligé chès M. l'Intendant<text:line-break/>de Lorraine.</text:span></text:p>
      <text:p text:style-name="P13"><text:span text:style-name="T8">27<text:line-break/><text:line-break/>assemblée à 3 h. après midi à l'hotel de ville<text:line-break/>où etoient les 2 premiers Presidens, les<text:line-break/>2 P</text:span><text:span text:style-name="T12">rs</text:span><text:span text:style-name="T8">g</text:span><text:span text:style-name="T12">x</text:span><text:span text:style-name="T8">. Le Lieutenant general du Baage<text:line-break/>et moi, Directeur de la fondation des<text:line-break/>madaldie Epidemiques, grêle et incendie.<text:line-break/>Après la distribution de l'argent a des laboureurs<text:line-break/>incendiés on a fait une délibération qui accorde<text:line-break/>300</text:span><text:span text:style-name="T12">#</text:span><text:span text:style-name="T8">. de france par année au S. Bécher, Receveur<text:line-break/>de la fondation ; régle que les comptes seront<text:line-break/>rendus chaque année dans le 15 premiers<text:line-break/>jours de mai ; et que les drogues seront<text:line-break/>prises de la Pharmacie de la veuve virion.<text:line-break/>On a résolu aussi de demander au Roi la<text:line-break/>confirmation et l'exécution du legs de 10000</text:span><text:span text:style-name="T12">#</text:span><text:span text:style-name="T8">.<text:line-break/>fait par le testament du feu Roy de Pologne,<text:line-break/>pour augmenter de 5000</text:span><text:span text:style-name="T12">#</text:span><text:span text:style-name="T8">. les tentes de la <text:line-break/>meme fondation.</text:span></text:p>
      <text:p text:style-name="P7"><text:span text:style-name="T8">J'ai fait des representations sur les lesquelles M. le<text:line-break/>P</text:span><text:span text:style-name="T12">r</text:span><text:span text:style-name="T8">. g</text:span><text:span text:style-name="T12">l</text:span><text:span text:style-name="T8">. doit faire ordonner que les corps des<text:line-break/>hopitaux S. Julien, et S. Charles seront inhumés<text:line-break/>au cimetiere extérieur de la Porte S. Jean.</text:span></text:p>
      <text:p text:style-name="P7"><text:span text:style-name="T8">On m'amêne la nouvelle charruë que<text:line-break/>M. Genneté a été me faire faire à <text:line-break/>Champigneulle.</text:span></text:p>
      <text:p text:style-name="P7"><text:span text:style-name="T8"/></text:p>
      <text:p text:style-name="P7"><text:span text:style-name="T8">28<text:line-break/><text:line-break/>Je tire à Nancy la milice pour la ville<text:line-break/>de S. Nicolas. Cinq miliciens</text:span></text:p>
      <text:p text:style-name="P7"><text:span text:style-name="T8"/></text:p>
      <text:p text:style-name="P7"><text:span text:style-name="T8">29<text:line-break/><text:line-break/>Je tire celle des cantons de Varangeville<text:line-break/>et d'Ency. 3 miliciens chaque.</text:span></text:p>
      <text:p text:style-name="P14"><text:span text:style-name="T8">132</text:span></text:p>
      <text:p text:style-name="P7"><text:span text:style-name="T8">29<text:line-break/><text:line-break/></text:span><text:span text:style-name="T11">M. Jean-Charles François, conseiller en l'hotel de ville, <text:line-break/>est mort ce matin, pendant mon opération<text:line-break/>de milice. Il sera inhumé demain aux rlig</text:span><text:span text:style-name="T15">ses</text:span><text:span text:style-name="T11">.<text:line-break/>De Ste Elisabeth. Il laisse 3 fille et un fils.</text:span></text:p>
      <text:p text:style-name="P7"><text:span text:style-name="T11"/></text:p>
      <text:p text:style-name="P8"><text:span text:style-name="T8">30<text:line-break/><text:line-break/>Je tire le matin la milice du Canton de<text:line-break/>Bouxieres-aux chênes ; 30 soumis au sort, 30 milic.</text:span></text:p>
      <text:p text:style-name="P8"><text:span text:style-name="T8">L'après midi celui de Faux 52 soumis au<text:line-break/>sort, 4 milicie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11342f" style:font-size-asian="10.5pt"/>
    </style:style>
    <style:style style:name="MT1" style:family="text">
      <style:text-properties fo:text-transform="lowercase"/>
    </style:style>
    <style:style style:name="MT2" style:family="text">
      <style:text-properties fo:text-transform="lowercase" officeooo:rsid="001c3060"/>
    </style:style>
    <style:style style:name="MT3" style:family="text">
      <style:text-properties fo:text-transform="lowercase" officeooo:rsid="0011342f"/>
    </style:style>
    <style:style style:name="MT4" style:family="text">
      <style:text-properties officeooo:rsid="000db7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urs<text:tab/><text:span text:style-name="MT1">mois d</text:span><text:span text:style-name="MT2">e </text:span><text:span text:style-name="MT3">avril</text:span><text:tab/>176<text:span text:style-name="MT4">6</text:span></text:p>
        <text:p text:style-name="MP1">du mo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0:15:01.758151000</meta:creation-date>
    <dc:date>2016-01-23T11:38:29.382286000</dc:date>
    <meta:editing-duration>PT27M45S</meta:editing-duration>
    <meta:editing-cycles>3</meta:editing-cycles>
    <meta:generator>LibreOffice/5.0.4.2$MacOSX_X86_64 LibreOffice_project/2b9802c1994aa0b7dc6079e128979269cf95bc78</meta:generator>
    <meta:document-statistic meta:table-count="0" meta:image-count="0" meta:object-count="0" meta:page-count="8" meta:paragraph-count="53" meta:word-count="1428" meta:character-count="7665" meta:non-whitespace-character-count="6256"/>
  </office:meta>
</office:document-meta>
</file>